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5238" officeooo:paragraph-rsid="000f5238"/>
    </style:style>
    <style:style style:name="P2" style:family="paragraph" style:parent-style-name="Standard">
      <style:text-properties officeooo:rsid="00100e95" officeooo:paragraph-rsid="00100e95"/>
    </style:style>
    <style:style style:name="P3" style:family="paragraph" style:parent-style-name="Standard">
      <style:text-properties officeooo:rsid="00100e95" officeooo:paragraph-rsid="00100e95"/>
    </style:style>
    <style:style style:name="P4" style:family="paragraph" style:parent-style-name="Standard">
      <style:text-properties officeooo:rsid="001131a9" officeooo:paragraph-rsid="001131a9"/>
    </style:style>
    <style:style style:name="T1" style:family="text">
      <style:text-properties officeooo:rsid="001131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en some JavaScript on a web page makes an Ajax call to a server, how does the JavaScript get a response back from the server?</text:p>
      <text:p text:style-name="P1">- When the success callback function is called with the response data as a parameter</text:p>
      <text:p text:style-name="P1"/>
      <text:p text:style-name="P1">What does it mean that Ajax calls are asynchronous?</text:p>
      <text:p text:style-name="P1">-The call returns immediately without waiting for a response from the server.</text:p>
      <text:p text:style-name="P1"/>
      <text:p text:style-name="P1">What elements does the following css selector select?</text:p>
      <text:p text:style-name="P1">div ul</text:p>
      <text:p text:style-name="P1">-All ul elements that are nested (at some level) within a div element.</text:p>
      <text:p text:style-name="P1"/>
      <text:p text:style-name="P1">It’s usually not a good idea to put some type on a web page in an 11pt font and other type in a 12pt font. What design principle is this an example of?</text:p>
      <text:p text:style-name="P1">-Contrast</text:p>
      <text:p text:style-name="P1"/>
      <text:p text:style-name="P1">The document object model for an HTML page is structured as a/an…</text:p>
      <text:p text:style-name="P1">-tree</text:p>
      <text:p text:style-name="P1"/>
      <text:p text:style-name="P1">How would the following HTML fragment be rendered in a browser?</text:p>
      <text:p text:style-name="P1">$gt; Abercrombie &amp;amp; Fitch &amp;lt;</text:p>
      <text:p text:style-name="P1">- &gt; Abercrombie &amp; Fitch &lt;</text:p>
      <text:p text:style-name="P1"/>
      <text:p text:style-name="P1">The following JavaScript construct is a/an….</text:p>
      <text:p text:style-name="P1">Function() {</text:p>
      <text:p text:style-name="P1"><text:tab/>alert(“Hi there”);</text:p>
      <text:p text:style-name="P1">}</text:p>
      <text:p text:style-name="P1">-Function Literal</text:p>
      <text:p text:style-name="P1"/>
      <text:p text:style-name="P1">In the following URL, what port number is being used? <text:a xlink:type="simple" xlink:href="http://www.amazon.com/" text:style-name="Internet_20_link" text:visited-style-name="Visited_20_Internet_20_Link">http://www.amazon.com</text:a></text:p>
      <text:p text:style-name="P1">-80</text:p>
      <text:p text:style-name="P1"/>
      <text:p text:style-name="P1">What does the following jQuery function call return? $("p")</text:p>
      <text:p text:style-name="P1">-A jQuery object containing paragraph objects.</text:p>
      <text:p text:style-name="P1"/>
      <text:p text:style-name="P1">What HTML element/tag is used to create the following: </text:p>
      <text:p text:style-name="P1">-Red </text:p>
      <text:p text:style-name="P1">-Green </text:p>
      <text:p text:style-name="P1">-Blue</text:p>
      <text:p text:style-name="P1"/>
      <text:p text:style-name="P1">-UL</text:p>
      <text:p text:style-name="P1"/>
      <text:p text:style-name="P1">What do you call the following JavaScript construct? </text:p>
      <text:p text:style-name="P1">{ </text:p>
      <text:p text:style-name="P1">name: "Bob", </text:p>
      <text:p text:style-name="P1">age: 23 </text:p>
      <text:p text:style-name="P1">}</text:p>
      <text:p text:style-name="P1"/>
      <text:p text:style-name="P1">-Object Literal</text:p>
      <text:p text:style-name="P1"/>
      <text:p text:style-name="P1"><text:soft-page-break/>What does the following jQuery call do? $("td")</text:p>
      <text:p text:style-name="P1">-Returns a list of all the table cell elements on the page.</text:p>
      <text:p text:style-name="P1"/>
      <text:p text:style-name="P1">The socket.io library we used in the set game allowed us to asynchronously stream data from the server to the various clients. At what level in the internet layering model was this data transfer done?</text:p>
      <text:p text:style-name="P1">-Transport</text:p>
      <text:p text:style-name="P1"/>
      <text:p text:style-name="P1"/>
      <text:p text:style-name="P1">If you needed to render a word in the middle of a paragraph in a particular color, which tag would you normally use to wrap around the word?</text:p>
      <text:p text:style-name="P1">-SPAN</text:p>
      <text:p text:style-name="P1"/>
      <text:p text:style-name="P1">In JavaScript, every function is a(n</text:p>
      <text:p text:style-name="P1">-Object</text:p>
      <text:p text:style-name="P1"/>
      <text:p text:style-name="P2">In JavaScript, one function can be defined inside another function</text:p>
      <text:p text:style-name="P2">-True</text:p>
      <text:p text:style-name="P2"/>
      <text:p text:style-name="P4"><text:s text:c="2"/>*-network</text:p>
      <text:p text:style-name="P4"><text:s text:c="7"/>description: Wireless interface</text:p>
      <text:p text:style-name="P4"><text:s text:c="7"/>product: Centrino Wireless-N 1000 [Condor Peak]</text:p>
      <text:p text:style-name="P4"><text:s text:c="7"/>vendor: Intel Corporation</text:p>
      <text:p text:style-name="P4"><text:s text:c="7"/>physical id: 0</text:p>
      <text:p text:style-name="P4"><text:s text:c="7"/>bus info: pci@0000:03:00.0</text:p>
      <text:p text:style-name="P4"><text:s text:c="7"/>logical name: wlp3s0</text:p>
      <text:p text:style-name="P4"><text:s text:c="7"/>version: 00</text:p>
      <text:p text:style-name="P4"><text:s text:c="7"/>serial: 8c:a9:82:a8:46:02</text:p>
      <text:p text:style-name="P4"><text:s text:c="7"/>width: 64 bits</text:p>
      <text:p text:style-name="P4"><text:s text:c="7"/>clock: 33MHz</text:p>
      <text:p text:style-name="P4"><text:s text:c="7"/>capabilities: pm msi pciexpress bus_master cap_list ethernet physical wireless</text:p>
      <text:p text:style-name="P4"><text:s text:c="7"/>configuration: broadcast=yes driver=iwlwifi driverversion=4.4.0-83-generic firmware=39.31.5.1 build 35138 ip=10.0.0.9 latency=0 link=yes multicast=yes wireless=IEEE 802.11bgn</text:p>
      <text:p text:style-name="P4"><text:s text:c="7"/>resources: irq:29 memory:d2500000-d2501f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3T17:55:16.764119805</meta:creation-date>
    <dc:date>2017-06-28T19:52:51.262890402</dc:date>
    <meta:editing-duration>PT10M16S</meta:editing-duration>
    <meta:editing-cycles>3</meta:editing-cycles>
    <meta:generator>LibreOffice/5.1.6.2$Linux_X86_64 LibreOffice_project/10m0$Build-2</meta:generator>
    <meta:document-statistic meta:table-count="0" meta:image-count="0" meta:object-count="0" meta:page-count="2" meta:paragraph-count="58" meta:word-count="381" meta:character-count="2458" meta:non-whitespace-character-count="2034"/>
  </office:meta>
</office:document-meta>
</file>